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2000000015C00000076183FCEE5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Tabelle10" style:family="table">
      <style:table-properties style:width="16.004cm" fo:margin-left="0cm" fo:margin-right="-0.004cm" table:align="margins" style:writing-mode="lr-tb"/>
    </style:style>
    <style:style style:name="Tabelle10.A" style:family="table-column">
      <style:table-column-properties style:column-width="1.782cm" style:rel-column-width="7295*"/>
    </style:style>
    <style:style style:name="Tabelle10.B" style:family="table-column">
      <style:table-column-properties style:column-width="5.154cm" style:rel-column-width="21105*"/>
    </style:style>
    <style:style style:name="Tabelle10.C" style:family="table-column">
      <style:table-column-properties style:column-width="9.068cm" style:rel-column-width="37135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C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>
        <style:tab-stops>
          <style:tab-stop style:position="0.318cm"/>
          <style:tab-stop style:position="3.81cm" style:type="right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0.318cm"/>
          <style:tab-stop style:position="3.81cm" style:type="right"/>
        </style:tab-stops>
      </style:paragraph-properties>
      <style:text-properties style:font-name="Arial1" fo:font-size="7pt" fo:language="en" fo:country="GB" style:font-size-asian="7pt" style:font-name-complex="Arial1" style:font-size-complex="7pt"/>
    </style:style>
    <style:style style:name="P4" style:family="paragraph" style:parent-style-name="Standard">
      <style:paragraph-properties fo:text-align="end" style:justify-single-word="false">
        <style:tab-stops>
          <style:tab-stop style:position="0.318cm"/>
          <style:tab-stop style:position="3.81cm" style:type="right"/>
        </style:tab-stops>
      </style:paragraph-properties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Footer">
      <style:paragraph-properties fo:text-align="end" style:justify-single-word="false"/>
      <style:text-properties fo:font-size="7pt" style:font-size-asian="7pt" style:font-size-complex="7pt"/>
    </style:style>
    <style:style style:name="P7" style:family="paragraph" style:parent-style-name="Table_20_Contents">
      <style:paragraph-properties fo:margin-top="0cm" fo:margin-bottom="0cm"/>
      <style:text-properties fo:font-size="7pt" style:font-size-asian="7pt" style:font-size-complex="7pt"/>
    </style:style>
    <style:style style:name="P8" style:family="paragraph" style:parent-style-name="Standard">
      <style:paragraph-properties fo:margin-top="0cm" fo:margin-bottom="0cm">
        <style:tab-stops>
          <style:tab-stop style:position="0.318cm"/>
          <style:tab-stop style:position="3.81cm" style:type="right"/>
        </style:tab-stops>
      </style:paragraph-properties>
      <style:text-properties style:font-name="Arial1" fo:font-size="7pt" fo:language="en" fo:country="GB" style:font-size-asian="7pt" style:font-name-complex="Arial1" style:font-size-complex="7pt"/>
    </style:style>
    <style:style style:name="P9" style:family="paragraph" style:parent-style-name="Table_20_Contents">
      <style:text-properties fo:font-size="7pt" style:font-size-asian="7pt" style:font-size-complex="7pt"/>
    </style:style>
    <style:style style:name="P10" style:family="paragraph" style:parent-style-name="Table_20_Heading">
      <style:text-properties fo:font-size="7pt" style:font-size-asian="7pt" style:font-size-complex="7pt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fo:font-style="normal" style:font-style-asian="normal" style:font-style-complex="normal"/>
    </style:style>
    <style:style style:name="P13" style:family="paragraph" style:parent-style-name="Text_20_body" style:list-style-name="L2">
      <style:paragraph-properties>
        <style:tab-stops>
          <style:tab-stop style:position="3.163cm"/>
        </style:tab-stops>
      </style:paragraph-properties>
      <style:text-properties fo:font-style="normal" style:font-style-asian="normal" style:font-style-complex="normal"/>
    </style:style>
    <style:style style:name="P14" style:family="paragraph" style:parent-style-name="Heading_20_1" style:master-page-name="Standard">
      <style:paragraph-properties style:page-number="auto"/>
    </style:style>
    <style:style style:name="P15" style:family="paragraph">
      <style:paragraph-properties fo:text-align="center"/>
    </style:style>
    <style:style style:name="T1" style:family="text">
      <style:text-properties style:font-name="Arial1" fo:font-size="7pt" fo:language="en" fo:country="GB" fo:font-weight="bold" style:font-size-asian="7pt" style:font-weight-asian="bold" style:font-name-complex="Arial1" style:font-size-complex="7pt" style:font-weight-complex="bold"/>
    </style:style>
    <style:style style:name="T2" style:family="text">
      <style:text-properties style:font-name="Arial1" fo:font-size="7pt" fo:language="en" fo:country="GB" style:font-size-asian="7pt" style:font-name-complex="Arial1" style:font-size-complex="7pt"/>
    </style:style>
    <style:style style:name="T3" style:family="text">
      <style:text-properties style:font-name="Arial1" fo:font-size="10pt" fo:language="en" fo:country="GB" style:font-size-asian="10pt" style:font-name-complex="Arial1"/>
    </style:style>
    <style:style style:name="T4" style:family="text">
      <style:text-properties style:font-name="Arial1" fo:font-size="10pt" style:font-size-asian="10pt" style:font-name-complex="Arial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.319cm" fo:margin-right="0.319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ersandhinweis" text:name="Versandhinweis"/>
        <text:user-field-decl office:value-type="string" office:string-value="Vorname" text:name="Vorname"/>
        <text:user-field-decl office:value-type="string" office:string-value="Name" text:name="Name"/>
        <text:user-field-decl office:value-type="string" office:string-value="Strasse" text:name="Strasse"/>
        <text:user-field-decl office:value-type="string" office:string-value="PLZ" text:name="PLZ"/>
        <text:user-field-decl office:value-type="string" office:string-value="Ort" text:name="Ort"/>
        <text:user-field-decl office:value-type="string" office:string-value="Land" text:name="Land"/>
      </text:user-field-decls>
      <draw:line text:anchor-type="page" text:anchor-page-number="1" draw:z-index="1" draw:style-name="gr1" draw:text-style-name="P15" svg:x1="0.901cm" svg:y1="9.222cm" svg:x2="1.912cm" svg:y2="9.222cm">
        <text:p/>
      </draw:line>
      <draw:line text:anchor-type="page" text:anchor-page-number="1" draw:z-index="2" draw:style-name="gr1" draw:text-style-name="P15" svg:x1="1.238cm" svg:y1="14.637cm" svg:x2="1.864cm" svg:y2="14.637cm">
        <text:p/>
      </draw:line>
      <draw:line text:anchor-type="page" text:anchor-page-number="1" draw:z-index="3" draw:style-name="gr1" draw:text-style-name="P15" svg:x1="0.98cm" svg:y1="19.638cm" svg:x2="2.102cm" svg:y2="19.638cm">
        <text:p/>
      </draw:line>
      <text:h text:style-name="P14" text:outline-level="1"><draw:frame draw:style-name="fr2" draw:name="Rahmen3" text:anchor-type="paragraph" svg:x="12.48cm" svg:y="0.011cm" svg:width="3.508cm" svg:height="0.69cm" draw:z-index="0"><draw:text-box><text:p text:style-name="P4"><text:span text:style-name="T3">Datum: </text:span><text:span text:style-name="T4"><text:date style:data-style-name="N37" text:date-value="2014-03-25T12:09:55.67" text:fixed="true">25.03.14</text:date></text:span></text:p></draw:text-box></draw:frame>NaLisp = Named LISP Expressions</text:h>
      <text:p text:style-name="Text_20_body">Um auf einer Web- Benutzeroberfläche Filter- und Sortierkriterien, Formeln und Befehle einzugeben, wird eine auf den Ideen von LISP basierendes System entwickelt mit folgenden Eigenschaften:</text:p>
      <text:list xml:id="list2022725844285255407" text:style-name="L1">
        <text:list-item>
          <text:p text:style-name="P11">Darstellung von Formeln und Befehlen als Bäume aus <text:span text:style-name="T6">NaLisp</text:span><text:span text:style-name="T7"> Elementen</text:span></text:p>
        </text:list-item>
        <text:list-item>
          <text:p text:style-name="P12">Menge der NaLisp Elemente besteht nur aus den für die Baumdarstellung und Evaluierung der Ausdrücke notwendigen Strukturen - minimale Syntax wie bei LISP</text:p>
        </text:list-item>
        <text:list-item>
          <text:p text:style-name="P12">Einfache und schnelle Adaption von NaLisp an verschiedenste Aufgaben durch</text:p>
          <text:list>
            <text:list-item>
              <text:p text:style-name="P12">Einfachen Aufbau von NaLisp- Ausdrücken</text:p>
            </text:list-item>
            <text:list-item>
              <text:p text:style-name="P12">Einfache Darstellung von NaLisp- Bäumen auch in JavaScript</text:p>
            </text:list-item>
            <text:list-item>
              <text:p text:style-name="P12">Integrierte Validierung in den NaLisp Ausdrücken</text:p>
            </text:list-item>
            <text:list-item>
              <text:p text:style-name="P12">Anwendungsspezifischen Algorithmen zur Evaluierung mittels Vererbung und Polymorphismus</text:p>
            </text:list-item>
            <text:list-item>
              <text:p text:style-name="P12">Einfaches, erweiterbares System zur Verwaltung von NaLisp- Namen</text:p>
            </text:list-item>
          </text:list>
        </text:list-item>
      </text:list>
      <text:h text:style-name="Heading_20_3" text:outline-level="3">NaLisp Grundelemente</text:h>
      <text:p text:style-name="Text_20_body">Jedes NaLisp- Element ist eine Liste, deren erstes Element einen Listennamen darstellt:</text:p>
      <text:p text:style-name="Preformatted_20_Text">(Name …)</text:p>
      <text:p text:style-name="Text_20_body">Der Name kann ein Schlüsselwort oder eine ID sein. Wenn er kein Schlüsselwort ist, dann stellt er eine ID dar.</text:p>
      <text:p text:style-name="Text_20_body">Ein NaLisp wird hier durch in runden Klammern () eingeschlossene Liste dargestellt.</text:p>
      <text:h text:style-name="Heading_20_4" text:outline-level="4">Literale </text:h>
      <text:p text:style-name="Text_20_body">Zugelassen sind konstante Ausdrücke zur Darstellung von <text:span text:style-name="T6">Strings, </text:span><text:span text:style-name="T7"><text:s/></text:span><text:span text:style-name="T6">Integer </text:span><text:span text:style-name="T7">und</text:span><text:span text:style-name="T6"> Doubles. </text:span><text:span text:style-name="T7"><text:s/>Datumswerte werden als speziell formatierte Strings an die Funktionen übergeben.</text:span></text:p>
      <text:h text:style-name="Heading_20_4" text:outline-level="4">NameDir</text:h>
      <text:p text:style-name="Text_20_body">In einer Implementierung wird der Name durch einen ganze Zahl dargestellt. Zu jedem Namen kann über eine Verzeichnis, dem <text:span text:style-name="T6">NameDir,</text:span> Eigenschaften abgerufen werden:</text:p>
      <text:p text:style-name="Preformatted_20_Text">(NameDir</text:p>
      <text:p text:style-name="Preformatted_20_Text"><text:s text:c="3"/>(Entry (n Name1) (IsKeyWord true/false) …)</text:p>
      <text:p text:style-name="Preformatted_20_Text"><text:s text:c="3"/>(Entry (n Name2) (IsKeyWord true/false) …) …)</text:p>
      <text:h text:style-name="Heading_20_4" text:outline-level="4"><text:soft-page-break/>NaLisp Klassifizierung</text:h>
      <text:p text:style-name="Text_20_body">Die NaLisp- Ausdrücke unterteilen sich in zwei Klassen:</text:p>
      <text:h text:style-name="Heading_20_5" text:outline-level="5">Treminale Ausdrücke</text:h>
      <text:p text:style-name="Text_20_body">Ausdrücke, die nicht weiter aufgelöst werden können. Sie stellen benannte Listen dar, wobei alle Elemente String, Double oder Integerkonstanten sind. Beim Evaluieren werden diese direkt auf einen NaLisp Ausdruck abgebildet.</text:p>
      <text:h text:style-name="Heading_20_5" text:outline-level="5">Nicht terminale Ausdrücke</text:h>
      <text:p text:style-name="Text_20_body">Ausdrücke, deren Elemente ausschließlich NaLisp sind (hier immer in runde Klammern eingeschlossene Listen).</text:p>
      <text:h text:style-name="Heading_20_4" text:outline-level="4">Validator</text:h>
      <text:p text:style-name="Text_20_body">Ein Validator prüft einen NaLisp bezüglich seines korrekten statischen Aufbaus. </text:p>
      <text:p text:style-name="Preformatted_20_Text">Validator: {NaLisp} → {true, false}</text:p>
      <text:p text:style-name="Text_20_body">Für jeden Namen kann eine <text:span text:style-name="T6">Validierungsfunktion</text:span> registriert werden. Diese wird vom Validator aufgerufen, wenn ein NaLisp zu überprüfen ist.</text:p>
      <text:p text:style-name="Text_20_body">Nur validierte NaLisp dürfen evaluiert werden.</text:p>
      <text:h text:style-name="Heading_20_4" text:outline-level="4">Core</text:h>
      <text:p text:style-name="Text_20_body">Der <text:span text:style-name="T6">Core</text:span><text:span text:style-name="T7"> von NaLisp ist eine Klassenbibliothek, bestehend aus:</text:span></text:p>
      <text:list xml:id="list5014692036006628738" text:style-name="L2">
        <text:list-item>
          <text:p text:style-name="P13">Klassenhierarchie von NaLisp Listentypen</text:p>
        </text:list-item>
        <text:list-item>
          <text:p text:style-name="P13">Instanz von NameDir, das die Namen der grundlegenden Listentypen definiert</text:p>
        </text:list-item>
        <text:list-item>
          <text:p text:style-name="P13">Validator für grundlegende Listentypen</text:p>
        </text:list-item>
        <text:list-item>
          <text:p text:style-name="P13">Transformator für Bäume aus grundlegenden Listentypen</text:p>
        </text:list-item>
        <text:list-item>
          <text:p text:style-name="P13">Evaluator für Bäume aus grundlegen Listentypen</text:p>
        </text:list-item>
      </text:list>
      <text:h text:style-name="Heading_20_3" text:outline-level="3">Filtern, Sortieren und Formatieren der Betonprobentabelle durch NaLisp Baum darstellen</text:h>
      <text:p text:style-name="Text_20_body">Das Filtern der Betonprobentabelle könnte durch folgenden LISP- Befehl realisiert werden:</text:p>
      <text:p text:style-name="Preformatted_20_Text">(Pipe</text:p>
      <text:p text:style-name="Preformatted_20_Text"><text:s text:c="2"/>(GetTab (ConstString "Tab\Erfassung\Betonproben"))</text:p>
      <text:p text:style-name="Preformatted_20_Text"><text:s text:c="2"/>(FilterWerkNrBetween (ConstInt 1) (ConstInt 5))</text:p>
      <text:p text:style-name="Preformatted_20_Text"><text:s text:c="2"/>(FilterHDatBetween (Date "de-DE" "1.1.2014") (Date "de-DE" "31.1.2014)</text:p>
      <text:p text:style-name="Preformatted_20_Text"><text:s text:c="2"/>(Sort </text:p>
      <text:p text:style-name="Preformatted_20_Text"><text:s text:c="5"/>(Col (ConstString "WerkNr") (SortAscending))</text:p>
      <text:p text:style-name="Preformatted_20_Text"><text:s text:c="5"/>(Col (ConstString "WürfelNr") (SortDescending)))</text:p>
      <text:p text:style-name="Preformatted_20_Text"><text:s text:c="2"/>(SelectFormat</text:p>
      <text:p text:style-name="Preformatted_20_Text"><text:s text:c="5"/>(Col (ConstString "WerkNr") (Width (Pix 150)) (text-align (center)))</text:p>
      <text:p text:style-name="Preformatted_20_Text"><text:s text:c="5"/>(Col (ConstString "WürfelNr") (Width (Pix 50)))</text:p>
      <text:p text:style-name="Preformatted_20_Text"><text:soft-page-break/><text:s text:c="5"/>(Col (ConstString "HDat") (Width (Pix 150)) (DateFormat (de-De)))</text:p>
      <text:p text:style-name="Preformatted_20_Text"><text:s text:c="5"/>(Col (ConstString "Prüflast"))</text:p>
      <text:p text:style-name="Preformatted_20_Text"><text:s text:c="5"/>(Col (ConstString "Geprüft"))))</text:p>
      <text:p text:style-name="Preformatted_20_Text"><text:s text:c="5"/></text:p>
      <text:p text:style-name="Text_20_body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10">Name</text:p>
          </table:table-cell>
          <table:table-cell table:style-name="Tabelle10.A1" office:value-type="string">
            <text:p text:style-name="P10">Paramter</text:p>
          </table:table-cell>
          <table:table-cell table:style-name="Tabelle10.C1" office:value-type="string">
            <text:p text:style-name="P10">Beschreibung</text:p>
          </table:table-cell>
        </table:table-row>
        <table:table-row>
          <table:table-cell table:style-name="Tabelle10.A2" office:value-type="string">
            <text:p text:style-name="P9">ConstInt</text:p>
          </table:table-cell>
          <table:table-cell table:style-name="Tabelle10.A2" office:value-type="string">
            <text:p text:style-name="P9">Int- Literal</text:p>
          </table:table-cell>
          <table:table-cell table:style-name="Tabelle10.C2" office:value-type="string">
            <text:p text:style-name="P9"/>
          </table:table-cell>
        </table:table-row>
        <table:table-row>
          <table:table-cell table:style-name="Tabelle10.A2" office:value-type="string">
            <text:p text:style-name="P9">ConstDbl</text:p>
          </table:table-cell>
          <table:table-cell table:style-name="Tabelle10.A2" office:value-type="string">
            <text:p text:style-name="P9">Double- Literal</text:p>
          </table:table-cell>
          <table:table-cell table:style-name="Tabelle10.C2" office:value-type="string">
            <text:p text:style-name="P9"/>
          </table:table-cell>
        </table:table-row>
        <table:table-row>
          <table:table-cell table:style-name="Tabelle10.A2" office:value-type="string">
            <text:p text:style-name="P9">ConstString</text:p>
          </table:table-cell>
          <table:table-cell table:style-name="Tabelle10.A2" office:value-type="string">
            <text:p text:style-name="P9">String- Literal</text:p>
          </table:table-cell>
          <table:table-cell table:style-name="Tabelle10.C2" office:value-type="string">
            <text:p text:style-name="P9"/>
          </table:table-cell>
        </table:table-row>
        <table:table-row>
          <table:table-cell table:style-name="Tabelle10.A2" office:value-type="string">
            <text:p text:style-name="P9">ConstDate</text:p>
          </table:table-cell>
          <table:table-cell table:style-name="Tabelle10.A2" office:value-type="string">
            <text:p text:style-name="P9">String- Literal</text:p>
          </table:table-cell>
          <table:table-cell table:style-name="Tabelle10.C2" office:value-type="string">
            <text:p text:style-name="P9"/>
          </table:table-cell>
        </table:table-row>
        <table:table-row>
          <table:table-cell table:style-name="Tabelle10.A2" office:value-type="string">
            <text:p text:style-name="P9">Pipe</text:p>
          </table:table-cell>
          <table:table-cell table:style-name="Tabelle10.A2" office:value-type="string">
            <text:p text:style-name="P9">Funktion1 Funktion2 ...</text:p>
          </table:table-cell>
          <table:table-cell table:style-name="Tabelle10.C2" office:value-type="string">
            <text:p text:style-name="P9">Ergebnis von Funktion 1 wird als erster Parameter an Funktion 2 übergeben etc.</text:p>
          </table:table-cell>
        </table:table-row>
        <table:table-row>
          <table:table-cell table:style-name="Tabelle10.A2" office:value-type="string">
            <text:p text:style-name="P9">Filter...</text:p>
          </table:table-cell>
          <table:table-cell table:style-name="Tabelle10.A2" office:value-type="string">
            <text:p text:style-name="P9">z.B. (untere Grenze) (obere Grenze) ...</text:p>
          </table:table-cell>
          <table:table-cell table:style-name="Tabelle10.C2" office:value-type="string">
            <text:p text:style-name="P9">Filtert aus einer Tabelle (= DBSet) alle Zeilen heraus, die ZeilenPrädikat1, ZeilenPrädikat2, etc. erfüllen.</text:p>
          </table:table-cell>
        </table:table-row>
        <table:table-row>
          <table:table-cell table:style-name="Tabelle10.A2" office:value-type="string">
            <text:p text:style-name="P9">Sort</text:p>
          </table:table-cell>
          <table:table-cell table:style-name="Tabelle10.A2" office:value-type="string">
            <text:p text:style-name="P9">(Col …)</text:p>
            <text:p text:style-name="P9"/>
          </table:table-cell>
          <table:table-cell table:style-name="Tabelle10.C2" office:value-type="string">
            <text:p text:style-name="P9">Sortiert die Tabelle (= DBSet) gemäß dem SortColDescr1, … N. Ein SortColDescr ist eine Liste aus Spaltennamen und der Ordnungsrelation (Aufsteigend, Absteigend)</text:p>
          </table:table-cell>
        </table:table-row>
        <table:table-row>
          <table:table-cell table:style-name="Tabelle10.A2" office:value-type="string">
            <text:p text:style-name="P9">SelectFormat</text:p>
          </table:table-cell>
          <table:table-cell table:style-name="Tabelle10.A2" office:value-type="string">
            <text:p text:style-name="P9">(Col ...)</text:p>
          </table:table-cell>
          <table:table-cell table:style-name="Tabelle10.C2" office:value-type="string">
            <text:p text:style-name="P9">Wählt aus einer Tabelle alle Spalten gemäß ColNameOrFunc1, … N aus oder setzt den Rückgabewert einer Funktion ein. </text:p>
            <text:p text:style-name="P9">ColNameOrFunc1 ist entweder ein Spaltenname der eine Funktion</text:p>
          </table:table-cell>
        </table:table-row>
        <table:table-row>
          <table:table-cell table:style-name="Tabelle10.A2" office:value-type="string">
            <text:p text:style-name="P9">GetTab</text:p>
          </table:table-cell>
          <table:table-cell table:style-name="Tabelle10.A2" office:value-type="string">
            <text:p text:style-name="P9">(ConstString ...)</text:p>
          </table:table-cell>
          <table:table-cell table:style-name="Tabelle10.C2" office:value-type="string">
            <text:p text:style-name="P9">Gibt das Dbset für eine Tabelle mit dem gegebenen Namen im System zurück</text:p>
          </table:table-cell>
        </table:table-row>
      </table:table>
      <text:p text:style-name="Text_20_body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Absatz-Standardschriftart">
      <style:text-properties fo:color="#0000ff" style:text-underline-style="none"/>
    </style:style>
    <style:style style:name="Visited_20_Internet_20_Link" style:display-name="Visited Internet Link" style:family="text" style:parent-style-name="WW-Absatz-Standardschriftar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e4" style:family="table">
      <style:table-properties style:width="14.321cm" table:align="left" style:writing-mode="lr-tb"/>
    </style:style>
    <style:style style:name="Tabelle4.A" style:family="table-column">
      <style:table-column-properties style:column-width="5.784cm"/>
    </style:style>
    <style:style style:name="Tabelle4.B" style:family="table-column">
      <style:table-column-properties style:column-width="4.168cm"/>
    </style:style>
    <style:style style:name="Tabelle4.C" style:family="table-column">
      <style:table-column-properties style:column-width="4.369cm"/>
    </style:style>
    <style:style style:name="Tabelle4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/>
      <style:text-properties style:font-name="DejaVu Sans" fo:font-size="11pt" fo:font-weight="bold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/>
      <style:text-properties fo:font-size="7pt" style:font-size-asian="7pt" style:font-size-complex="7pt"/>
    </style:style>
    <style:style style:name="MP4" style:family="paragraph" style:parent-style-name="Table_20_Contents">
      <style:paragraph-properties fo:margin-top="0cm" fo:margin-bottom="0cm"/>
      <style:text-properties fo:font-size="7pt" style:font-size-asian="7pt" style:font-size-complex="7pt"/>
    </style:style>
    <style:style style:name="MP5" style:family="paragraph" style:parent-style-name="Standard">
      <style:paragraph-properties fo:margin-top="0cm" fo:margin-bottom="0cm">
        <style:tab-stops>
          <style:tab-stop style:position="0.318cm"/>
          <style:tab-stop style:position="3.81cm" style:type="right"/>
        </style:tab-stops>
      </style:paragraph-properties>
      <style:text-properties style:font-name="Arial1" fo:font-size="7pt" fo:language="en" fo:country="GB" style:font-size-asian="7pt" style:font-name-complex="Arial1" style:font-size-complex="7pt"/>
    </style:style>
    <style:style style:name="MP6" style:family="paragraph" style:parent-style-name="Standard">
      <style:paragraph-properties>
        <style:tab-stops>
          <style:tab-stop style:position="0.318cm"/>
          <style:tab-stop style:position="3.81cm" style:type="right"/>
        </style:tab-stops>
      </style:paragraph-properties>
    </style:style>
    <style:style style:name="MP7" style:family="paragraph" style:parent-style-name="Standard">
      <style:paragraph-properties>
        <style:tab-stops>
          <style:tab-stop style:position="0.318cm"/>
          <style:tab-stop style:position="3.81cm" style:type="right"/>
        </style:tab-stops>
      </style:paragraph-properties>
      <style:text-properties style:font-name="Arial1" fo:font-size="7pt" fo:language="en" fo:country="GB" style:font-size-asian="7pt" style:font-name-complex="Arial1" style:font-size-complex="7pt"/>
    </style:style>
    <style:style style:name="MP8" style:family="paragraph" style:parent-style-name="Table_20_Contents">
      <style:text-properties fo:font-size="7pt" style:font-size-asian="7pt" style:font-size-complex="7pt"/>
    </style:style>
    <style:style style:name="MT1" style:family="text">
      <style:text-properties style:font-name="Arial1" fo:font-size="7pt" fo:language="en" fo:country="GB" fo:font-weight="bold" style:font-size-asian="7pt" style:font-weight-asian="bold" style:font-name-complex="Arial1" style:font-size-complex="7pt" style:font-weight-complex="bold"/>
    </style:style>
    <style:style style:name="MT2" style:family="text">
      <style:text-properties style:font-name="Arial1" fo:font-size="7pt" fo:language="en" fo:country="GB" style:font-size-asian="7pt" style:font-name-complex="Arial1" style:font-size-complex="7pt"/>
    </style:style>
    <style:style style:name="MT3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from-top" style:vertical-rel="paragraph" style:horizontal-pos="from-left" style:horizontal-rel="paragraph"/>
    </style:style>
    <style:page-layout style:name="Mpm1">
      <style:page-layout-properties fo:page-width="20.999cm" fo:page-height="29.699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101cm" fo:border-top="none" fo:border-bottom="0.035cm solid #000000" fo:border-left="none" fo:border-right="none" fo:padding-top="0cm" fo:padding-bottom="0.019cm" fo:padding-left="0cm" fo:padding-right="0cm" style:shadow="none" style:dynamic-spacing="false"/>
      </style:header-style>
      <style:footer-style>
        <style:header-footer-properties svg:height="1.501cm" fo:margin-left="0cm" fo:margin-right="0cm" fo:margin-top="0.101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fik1" text:anchor-type="paragraph" svg:x="12.492cm" svg:y="0cm" svg:width="3.487cm" svg:height="0.907cm" draw:z-index="12"><draw:image xlink:href="Pictures/100002000000015C00000076183FCEE5.gif" xlink:type="simple" xlink:show="embed" xlink:actuate="onLoad"/></draw:frame>IT-Beratung / Softwareentwicklung</text:p>
        <text:p text:style-name="MP1">Martin Korneffel</text:p>
      </style:header>
      <style:footer>
        <text:p text:style-name="MP2"><draw:frame draw:style-name="Mfr2" draw:name="Rahmen2" text:anchor-type="paragraph" svg:x="14.406cm" svg:y="0cm" svg:width="1.593cm" draw:z-index="6"><draw:text-box fo:min-height="0.499cm"><text:p text:style-name="MP3">Seite <text:page-number text:select-page="current">3</text:page-number> von <text:page-count>3</text:page-count></text:p></draw:text-box></draw:frame><draw:frame draw:style-name="Mfr2" draw:name="Rahmen5" text:anchor-type="paragraph" svg:x="0.002cm" svg:y="0cm" svg:width="14.328cm" draw:z-index="9"><draw:text-box fo:min-height="1.401cm"><table:table table:name="Tabelle4" table:style-name="Tabelle4"><table:table-column table:style-name="Tabelle4.A"/><table:table-column table:style-name="Tabelle4.B"/><table:table-column table:style-name="Tabelle4.C"/><table:table-header-rows><table:table-row><table:table-cell table:style-name="Tabelle4.A1" office:value-type="string"><text:p text:style-name="MP4">Martin Korneffel: IT-Beratung / Softwareentwicklung</text:p><text:p text:style-name="MP4">Hans-Kächele-Str. 11</text:p><text:p text:style-name="MP4">D-70599 Stuttgart</text:p><text:p text:style-name="MP4">Ust-IdNr. DE209764229</text:p><text:p text:style-name="MP5"/></table:table-cell><table:table-cell table:style-name="Tabelle4.A1" office:value-type="string"><text:p text:style-name="MP6"><text:span text:style-name="MT1">Tel.:</text:span><text:span text:style-name="MT2"> (0711) 5283392</text:span></text:p><text:p text:style-name="MP7"/><text:p text:style-name="MP7"><text:span text:style-name="MT3">Email:</text:span> Martin.Korneffel@t-online.de</text:p><text:p text:style-name="MP7"><text:span text:style-name="MT3">web:</text:span> www.mkoit.de</text:p></table:table-cell><table:table-cell table:style-name="Tabelle4.A1" office:value-type="string"><text:p text:style-name="MP8">Bankverbindung:</text:p><text:p text:style-name="MP8">Deutsche Bank 24</text:p><text:p text:style-name="MP8"><text:span text:style-name="MT3">IBAN</text:span> DE82 6007 0024 0940 1795 00</text:p><text:p text:style-name="MP8"><text:span text:style-name="MT3">BIC</text:span>: DEUTDEDBST</text:p><text:p text:style-name="MP8"/></table:table-cell></table:table-row></table:table-header-rows></table:table><text:p text:style-name="MP7"/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creation-date>2014-03-25T12:09:57.01</meta:creation-date>
    <dc:language>de-DE</dc:language>
    <meta:editing-cycles>31</meta:editing-cycles>
    <meta:editing-duration>P7DT2M33S</meta:editing-duration>
    <dc:title>mkoit-Text</dc:title>
    <meta:initial-creator>Martin Korneffel</meta:initial-creator>
    <dc:date>2014-04-02T12:51:03.40</dc:date>
    <dc:creator>Martin Korneffel</dc:creator>
    <meta:document-statistic meta:table-count="2" meta:image-count="1" meta:object-count="0" meta:page-count="3" meta:paragraph-count="99" meta:word-count="608" meta:character-count="4595"/>
    <meta:user-defined meta:name="Info 1"/>
    <meta:user-defined meta:name="Info 2"/>
    <meta:user-defined meta:name="Info 3"/>
    <meta:user-defined meta:name="Info 4"/>
    <meta:template xlink:type="simple" xlink:actuate="onRequest" xlink:title="mkoit-Text" xlink:href="../../../../../Users/Martin/AppData/Roaming/OpenOffice/4/user/template/mkoit-Text1.ott" meta:date="2014-03-25T12:09:55.67"/>
  </office:meta>
</office:document-meta>
</file>